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3.6999998092651pt" fo:font-weight="bold" officeooo:rsid="0027a8af" officeooo:paragraph-rsid="00075475" style:font-size-asian="12pt" style:language-asian="zh" style:country-asian="CN" style:font-weight-asian="bold" style:font-size-complex="13.6999998092651pt" style:font-weight-complex="bold"/>
    </style:style>
    <style:style style:name="P2" style:family="paragraph" style:parent-style-name="Standard">
      <style:text-properties fo:color="#000000" fo:font-size="13.6999998092651pt" fo:font-weight="bold" officeooo:rsid="00241375" officeooo:paragraph-rsid="00075475" style:font-size-asian="12pt" style:language-asian="zh" style:country-asian="CN" style:font-weight-asian="bold" style:font-size-complex="13.6999998092651pt" style:font-weight-complex="bold"/>
    </style:style>
    <style:style style:name="P3" style:family="paragraph" style:parent-style-name="Standard">
      <style:text-properties fo:color="#000000" fo:font-size="13.6999998092651pt" fo:font-weight="normal" officeooo:rsid="00241375" officeooo:paragraph-rsid="00075475" style:font-size-asian="12pt" style:language-asian="zh" style:country-asian="CN" style:font-weight-asian="normal" style:font-size-complex="13.6999998092651pt" style:font-weight-complex="normal"/>
    </style:style>
    <style:style style:name="P4" style:family="paragraph" style:parent-style-name="Standard">
      <style:text-properties fo:color="#000000" fo:font-size="13.6999998092651pt" fo:font-weight="normal" officeooo:rsid="0025d332" officeooo:paragraph-rsid="00075475" style:font-size-asian="12pt" style:language-asian="zh" style:country-asian="CN" style:font-weight-asian="normal" style:font-size-complex="13.6999998092651pt" style:font-weight-complex="normal"/>
    </style:style>
    <style:style style:name="P5" style:family="paragraph" style:parent-style-name="Standard">
      <style:text-properties fo:color="#000000" fo:font-size="15pt" fo:font-weight="bold" officeooo:rsid="00241375" officeooo:paragraph-rsid="00075475" style:font-size-asian="15pt" style:language-asian="zh" style:country-asian="CN" style:font-weight-asian="bold" style:font-size-complex="15pt" style:font-weight-complex="bold"/>
    </style:style>
    <style:style style:name="P6" style:family="paragraph" style:parent-style-name="Standard">
      <style:text-properties fo:color="#000000" fo:font-size="15pt" fo:font-weight="bold" officeooo:rsid="0027a8af" officeooo:paragraph-rsid="00075475" style:font-size-asian="15pt" style:language-asian="zh" style:country-asian="CN" style:font-weight-asian="bold" style:font-size-complex="15pt" style:font-weight-complex="bold"/>
    </style:style>
    <style:style style:name="P7" style:family="paragraph" style:parent-style-name="Standard">
      <style:text-properties fo:color="#000000" fo:font-size="22pt" fo:font-weight="bold" officeooo:rsid="0025d332" officeooo:paragraph-rsid="00075475" style:font-size-asian="22pt" style:language-asian="zh" style:country-asian="CN" style:font-weight-asian="bold" style:font-size-complex="22pt" style:font-weight-complex="bold"/>
    </style:style>
    <style:style style:name="P8" style:family="paragraph" style:parent-style-name="Standard">
      <style:text-properties fo:color="#000000" fo:font-size="18pt" fo:font-weight="bold" officeooo:rsid="0025d332" officeooo:paragraph-rsid="00075475" style:font-size-asian="18pt" style:language-asian="zh" style:country-asian="CN" style:font-weight-asian="bold" style:font-size-complex="18pt" style:font-weight-complex="bold"/>
    </style:style>
    <style:style style:name="P9" style:family="paragraph" style:parent-style-name="Standard">
      <style:text-properties fo:color="#000000" fo:font-size="16pt" fo:font-weight="bold" officeooo:rsid="0027a8af" officeooo:paragraph-rsid="00075475" style:font-size-asian="16pt" style:language-asian="zh" style:country-asian="CN" style:font-weight-asian="bold" style:font-size-complex="16pt" style:font-weight-complex="bold"/>
    </style:style>
    <style:style style:name="P10" style:family="paragraph" style:parent-style-name="Standard">
      <style:text-properties fo:color="#ff00ff" fo:font-size="26pt" fo:font-weight="normal" officeooo:rsid="00239f25" officeooo:paragraph-rsid="00075475" style:font-size-asian="26pt" style:language-asian="zh" style:country-asian="CN" style:font-weight-asian="normal" style:font-size-complex="26pt" style:font-weight-complex="normal"/>
    </style:style>
    <style:style style:name="P11" style:family="paragraph" style:parent-style-name="Standard">
      <style:text-properties fo:color="#ff00ff" fo:font-size="22pt" fo:font-weight="bold" officeooo:rsid="0025d332" officeooo:paragraph-rsid="00075475" style:font-size-asian="22pt" style:language-asian="zh" style:country-asian="CN" style:font-weight-asian="bold" style:font-size-complex="22pt" style:font-weight-complex="bold"/>
    </style:style>
    <style:style style:name="P12" style:family="paragraph" style:parent-style-name="Standard">
      <style:text-properties fo:color="#ff0000" fo:font-size="16pt" fo:font-weight="bold" officeooo:rsid="0025d332" officeooo:paragraph-rsid="00075475" style:font-size-asian="16pt" style:language-asian="zh" style:country-asian="CN" style:font-weight-asian="bold" style:font-size-complex="16pt" style:font-weight-complex="bold"/>
    </style:style>
    <style:style style:name="P13" style:family="paragraph" style:parent-style-name="Standard">
      <style:text-properties fo:color="#ff0000" fo:font-size="16pt" fo:font-weight="bold" officeooo:rsid="0027a8af" officeooo:paragraph-rsid="00075475" style:font-size-asian="16pt" style:language-asian="zh" style:country-asian="CN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7a8af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ist集合</text:p>
      <text:p text:style-name="P2">//创建一个List的集合</text:p>
      <text:p text:style-name="P3"><text:tab/><text:span text:style-name="T1"><text:tab/>List list=new ArrayList();</text:span></text:p>
      <text:p text:style-name="P3"><text:tab/><text:tab/>list.add("赵云");</text:p>
      <text:p text:style-name="P3"><text:tab/><text:tab/>list.add("悟空");</text:p>
      <text:p text:style-name="P3"><text:tab/><text:tab/>System.out.println(list);</text:p>
      <text:p text:style-name="P5">add在指定的索引处添加,后面的元素都向后移一位</text:p>
      <text:p text:style-name="P3"><text:tab/><text:tab/>list.add(0, "山僧");</text:p>
      <text:p text:style-name="P3"><text:tab/><text:tab/>System.out.println(list);</text:p>
      <text:p text:style-name="P3"><text:tab/><text:tab/>List list1=new ArrayList();</text:p>
      <text:p text:style-name="P3"><text:tab/><text:tab/>list1.add("唐僧");</text:p>
      <text:p text:style-name="P3"><text:tab/><text:tab/>list1.add("牛魔");</text:p>
      <text:p text:style-name="P5">add(加入索引)在集合的后面添加集合</text:p>
      <text:p text:style-name="P3"><text:tab/><text:tab/>list.addAll( list1);</text:p>
      <text:p text:style-name="P3"><text:tab/><text:tab/>System.out.println(list);</text:p>
      <text:p text:style-name="P5">addAll在集合的指定索引处添加集合</text:p>
      <text:p text:style-name="P3"><text:tab/><text:tab/>list.addAll(2, list1);</text:p>
      <text:p text:style-name="P3"><text:tab/><text:tab/>System.out.println(list);</text:p>
      <text:p text:style-name="P5">size()获得集合的长度</text:p>
      <text:p text:style-name="P3"><text:tab/><text:tab/>int a=list.size();</text:p>
      <text:p text:style-name="P3"><text:tab/><text:tab/>System.out.println(a);</text:p>
      <text:p text:style-name="P5">get()根据索引来获得指定元素</text:p>
      <text:p text:style-name="P3"><text:tab/><text:tab/>Object obj=list.get(6);</text:p>
      <text:p text:style-name="P3"><text:tab/><text:tab/>System.out.println(obj);</text:p>
      <text:p text:style-name="P2">//用for来遍历</text:p>
      <text:p text:style-name="P3"><text:tab/><text:tab/>for(int i=0;i&lt;list.size();i++){</text:p>
      <text:p text:style-name="P3"><text:tab/><text:tab/><text:tab/>System.out.println(list.get(i));</text:p>
      <text:p text:style-name="P3"><text:tab/><text:tab/>}</text:p>
      <text:p text:style-name="P3"/>
      <text:p text:style-name="P3"/>
      <text:p text:style-name="P3"/>
      <text:p text:style-name="P11">List遍历</text:p>
      <text:p text:style-name="P7"/>
      <text:p text:style-name="P8">listIterator,<text:span text:style-name="T2">List的</text:span>迭代器</text:p>
      <text:p text:style-name="P8"><text:tab/><text:tab/>//创建个List的迭代器遍历</text:p>
      <text:p text:style-name="P8"><text:tab/>ListIterator li=list.listIterator();</text:p>
      <text:p text:style-name="P4"><text:tab/>while(li.hasNext()){</text:p>
      <text:p text:style-name="P4"><text:tab/><text:tab/>Object obj=li.next();</text:p>
      <text:p text:style-name="P4"><text:tab/><text:tab/>System.out.println(obj);</text:p>
      <text:p text:style-name="P4"><text:tab/>}</text:p>
      <text:p text:style-name="P4"><text:tab/>boolean bl=li.hasPrevious();</text:p>
      <text:p text:style-name="P4"><text:tab/>System.out.println(bl);</text:p>
      <text:p text:style-name="P4"><text:soft-page-break/><text:tab/><text:span text:style-name="T3">previous()倒置遍历集合</text:span></text:p>
      <text:p text:style-name="P4"><text:tab/>while(li.hasPrevious()){</text:p>
      <text:p text:style-name="P4"><text:tab/><text:tab/>Object obj=li.previous();</text:p>
      <text:p text:style-name="P4"><text:tab/><text:tab/>System.out.println(obj);</text:p>
      <text:p text:style-name="P4"><text:tab/>}</text:p>
      <text:p text:style-name="P4"><text:tab/><text:span text:style-name="T3">//List的迭代器只能创建迭代器之前的List的状态空间</text:span></text:p>
      <text:p text:style-name="P4"><text:tab/>ListIterator li1=list.listIterator();</text:p>
      <text:p text:style-name="P4"><text:tab/>while(li1.hasNext()){</text:p>
      <text:p text:style-name="P4"><text:tab/><text:tab/>Object obj=li1.next();</text:p>
      <text:p text:style-name="P4"><text:tab/><text:tab/>if("赵云".equals(obj)){</text:p>
      <text:p text:style-name="P4"><text:tab/><text:tab/><text:tab/>//通过List的迭代器可以在迭代器中添加元素，不会出现并发问题</text:p>
      <text:p text:style-name="P4"><text:tab/><text:tab/><text:tab/>li1.add("牛魔");</text:p>
      <text:p text:style-name="P4"><text:tab/><text:tab/>}</text:p>
      <text:p text:style-name="P4"><text:tab/><text:tab/>System.out.println(obj);</text:p>
      <text:p text:style-name="P4"><text:tab/>}</text:p>
      <text:p text:style-name="P4"><text:tab/>System.out.println(list);</text:p>
      <text:p text:style-name="P12">for的遍历可以避免并发问题,遍历更好用</text:p>
      <text:p text:style-name="P13">该变之后的集合</text:p>
      <text:p text:style-name="P4"><text:tab/>for(int i=0;i&lt;list.size();i++){</text:p>
      <text:p text:style-name="P4"><text:tab/><text:tab/>Object obj=list.get(i);</text:p>
      <text:p text:style-name="P4"><text:tab/><text:tab/>if("赵云".equals(obj)){<text:tab/><text:tab/></text:p>
      <text:p text:style-name="P4"><text:tab/><text:tab/><text:tab/>list.add("牛魔");</text:p>
      <text:p text:style-name="P4"><text:tab/>}</text:p>
      <text:p text:style-name="P4"><text:tab/><text:tab/>System.out.println(obj);</text:p>
      <text:p text:style-name="P4"><text:tab/><text:tab/></text:p>
      <text:p text:style-name="P4"><text:tab/>}</text:p>
      <text:p text:style-name="P6">List中的常用方法</text:p>
      <text:p text:style-name="P9">remove();</text:p>
      <text:p text:style-name="P6"><text:span text:style-name="T4"><text:s text:c="2"/></text:span><text:s text:c="2"/>//根据指定内容删除集合中的元素</text:p>
      <text:p text:style-name="P6"><text:tab/> <text:s text:c="3"/>list.remove("赵云");</text:p>
      <text:p text:style-name="P6"><text:tab/> <text:s text:c="3"/>//根据索引删除集合中的元素</text:p>
      <text:p text:style-name="P6"><text:tab/> <text:s text:c="3"/>list.remove(1);</text:p>
      <text:p text:style-name="P1">方法用法大多与Collection中一致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3.0.3$Windows_X86_64 LibreOffice_project/7074905676c47b82bbcfbea1aeefc84afe1c50e1</meta:generator>
    <dc:date>2017-12-19T13:31:27.333000000</dc:date>
    <meta:document-statistic meta:table-count="0" meta:image-count="0" meta:object-count="0" meta:page-count="2" meta:paragraph-count="71" meta:word-count="334" meta:character-count="1416" meta:non-whitespace-character-count="1284"/>
    <meta:user-defined meta:name="Info 1"/>
    <meta:user-defined meta:name="Info 2"/>
    <meta:user-defined meta:name="Info 3"/>
    <meta:user-defined meta:name="Info 4"/>
  </office:meta>
</office:document-meta>
</file>